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VR" svg:font-family="'Times V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fo:hyphenation-ladder-count="no-limit"/>
      <style:text-properties fo:language="en" fo:country="GB" fo:hyphenate="true" fo:hyphenation-remain-char-count="2" fo:hyphenation-push-char-count="2"/>
    </style:style>
    <style:style style:name="P2" style:family="paragraph" style:parent-style-name="Standard">
      <style:paragraph-properties fo:text-align="justify" style:justify-single-word="false" fo:hyphenation-ladder-count="no-limit"/>
      <style:text-properties fo:language="en" fo:country="GB" fo:font-style="italic" style:font-style-asian="italic" style:font-style-complex="italic" fo:hyphenate="true" fo:hyphenation-remain-char-count="2" fo:hyphenation-push-char-count="2"/>
    </style:style>
    <style:style style:name="P3" style:family="paragraph" style:parent-style-name="Standard">
      <style:paragraph-properties fo:text-align="center" style:justify-single-word="false" fo:hyphenation-ladder-count="no-limit"/>
      <style:text-properties fo:language="en" fo:country="GB" fo:font-weight="bold" style:font-weight-asian="bold" style:font-weight-complex="bold"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fo:language="en" fo:country="GB" fo:font-style="normal" style:font-style-asian="normal" style:font-style-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drop-cap style:lines="3"/>
      </style:paragraph-properties>
      <style:text-properties fo:language="la" fo:country="VA" fo:font-style="normal" style:font-style-asian="normal" style:font-style-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drop-cap/>
      </style:paragraph-properties>
      <style:text-properties fo:language="la" fo:country="VA" fo:font-style="normal" style:font-style-asian="normal" style:font-style-complex="normal" fo:hyphenate="true" fo:hyphenation-remain-char-count="2" fo:hyphenation-push-char-count="2"/>
    </style:style>
    <style:style style:name="P7" style:family="paragraph" style:parent-style-name="Standard" style:master-page-name="">
      <style:paragraph-properties fo:text-align="justify" style:justify-single-word="false" fo:hyphenation-ladder-count="no-limit" style:page-number="auto" fo:break-before="column">
        <style:drop-cap style:lines="3"/>
      </style:paragraph-properties>
      <style:text-properties fo:language="la" fo:country="VA" fo:font-style="normal" style:font-style-asian="normal" style:font-style-complex="normal" fo:hyphenate="true" fo:hyphenation-remain-char-count="2" fo:hyphenation-push-char-count="2"/>
    </style:style>
    <style:style style:name="P8" style:family="paragraph" style:parent-style-name="Standard" style:master-page-name="">
      <style:paragraph-properties fo:text-align="center" style:justify-single-word="false" fo:hyphenation-ladder-count="no-limit" style:page-number="auto"/>
      <style:text-properties fo:language="en" fo:country="GB" fo:font-weight="bold" style:font-weight-asian="bold" style:font-weight-complex="bold" fo:hyphenate="true" fo:hyphenation-remain-char-count="2" fo:hyphenation-push-char-count="2"/>
    </style:style>
    <style:style style:name="P9" style:family="paragraph" style:parent-style-name="Standard">
      <style:paragraph-properties fo:text-align="justify" style:justify-single-word="false" fo:hyphenation-ladder-count="no-limit" fo:break-before="page"/>
      <style:text-properties fo:language="en" fo:country="GB" fo:font-style="normal" style:font-style-asian="normal" style:font-style-complex="normal" fo:hyphenate="true" fo:hyphenation-remain-char-count="2" fo:hyphenation-push-char-count="2"/>
    </style:style>
    <style:style style:name="T1" style:family="text">
      <style:text-properties style:font-name="Times V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orning Prayer</text:p>
      <text:p text:style-name="P1"/>
      <text:p text:style-name="P1">In the name of the Father, and of the Son, and of the Holy Ghost. Amen. O my God, prostrate in Thy presence, I adore Thy boundless Majesty, I love Thine infinite Goodness above all things, and I thank Thee with my whole heart for all the blessings Thou hast bestowed on me, especially for having preserved me during the past night. I consecrate to Thee, in union with the merits of Jesus Christ, all my thoughts, all my words and works, and all the sufferings of this day; and I intend that every thought, word, and work, and suffering shall be for Thy greater glory, in reparation to the Immaculate Heart of Mary and in honour of:</text:p>
      <text:p text:style-name="P1"/>
      <text:p text:style-name="P1">Sun: <text:s/>All my Holy Patrons.</text:p>
      <text:p text:style-name="P1">Mon: <text:s/>My Guardian Angel.</text:p>
      <text:p text:style-name="P1">Tue: <text:s/>The Infant Jesus.</text:p>
      <text:p text:style-name="P1">Wed: <text:s/>St. Joseph.</text:p>
      <text:p text:style-name="P1">Thu: <text:s/>The Most Holy Sacrament.</text:p>
      <text:p text:style-name="P1">Fri: <text:s/>The Passion of Our Lord.</text:p>
      <text:p text:style-name="P1">Sat: <text:s/>The Most Blessed Virgin.</text:p>
      <text:p text:style-name="P1"/>
      <text:p text:style-name="P1">I intend also to gain all the indulgences that I can, in favour of the souls in Purgatory. I purpose to do all that is prescribed by the Rule according to the intention of the Rule, and all else I offer to obtain (N). O my God, for the love of Jesus Christ, preserve me from all sin. My Jesus, by Thy merits grant that I may live always united to Thee. Mary, my Mother, bless me and protect me under thy mantle. My Holy Guardian Angel, and all my Holy Patrons, intercede for me. Amen.</text:p>
      <text:p text:style-name="P1"/>
      <text:p text:style-name="P2">Then say three Hail Marys in honour of the Immaculate Conception of the Blessed Virgin, adding after each Hail Mary:</text:p>
      <text:p text:style-name="P1">"By thy pure and Immaculate Conception, O Mary, make my body pure and my soul holy. My Mother preserve me this day from mortal sin."</text:p>
      <text:p text:style-name="P2">and an Our Father and a Hail Mary in honour of your Patron for the year.</text:p>
      <text:p text:style-name="P1"/>
      <text:p text:style-name="P3">Night Prayer</text:p>
      <text:p text:style-name="P1"/>
      <text:p text:style-name="P1">O Lord my God, I thank Thee for having preserved me this day, and I beseech Thee to vouchsafe to preserve me also this night, and to protect me from all evil. I take this repose in order to please Thee, and I intend to love and praise Thee each moment that I breathe, as the Saints and Elect praise and love Thee in heaven. Mary, my Mother, bless me and protect me under thy mantle. My Angel Guardian, and all my holy Patrons, intercede for me.</text:p>
      <text:p text:style-name="P1"/>
      <text:p text:style-name="P2">Then continue as above...</text:p>
      <text:p text:style-name="P4"/>
      <text:p text:style-name="P9">Most Holy Immaculate Virgin and my Mother Mary, * to thee, who art the Mother of my Lord, the Queen of the world, the Advocate, the Hope, and the refuge of sinners, * I have recourse to-day, I who am the most miserable of all. * I render thee my most humble homages, O great Queen, and I thank thee for all the graces thou hast conferred on me until now, * particularly for having delivered me from hell, which I have so often deserved. * I love thee, O most amiable Lady; and for the love which I bear thee, * I promise to serve thee always and to do all in my power to make others love thee also. * I place in thee all my hopes, I confide my salvation to thy care. * Accept me for thy servant, and receive me under thy mantle, O Mother of Mercy. * And since thou art so powerful with God, deliver me from all temptations, * or rather obtain for me the strength to triumph over them until death. * Of thee I ask a perfect love for Jesus Christ. * From thee I hope to die a good death. * O my Mother, by the love which thou bearest to God, * I beseech thee to help me at all times, * but especially at the last moment of my life. * Leave me not, I beseech thee, until thou seest me safe in heaven, * blessing thee and singing thy mercies for all eternity. * Amen. So I hope. So may it be.</text:p>
      <text:p text:style-name="P7">SACROSÁNCTÆ et indivíduæ Trinitáti, crucifíxi Dómini nostri Jesu Christi humanitáti, beatíssimæ et gloriosíssimæ sempérque Vírginis Maríæ fœcúndæ integritáti, et ómnium Sanctórum universitáti sit sempitérna laus, honor, virtus et glória ab omni creatúra, nobísque remíssio ómnium peccatórum, per infiníta sǽcula sæculórum.</text:p>
      <text:p text:style-name="P6"/>
      <text:p text:style-name="P6"><text:span text:style-name="T1">V.</text:span> Beáta víscera Maríæ Vírginis, quæ portavérunt ætérni Patris Fílium. <text:span text:style-name="T1">R.</text:span> Et beáta úbera, quæ lactavérunt Christum Dóminum.</text:p>
      <text:p text:style-name="P5"/>
      <text:p text:style-name="P5">O CLEMENTÍSSIME Jesu, grátias ago tibi ex toto corde meo. Propítius esto mihi vilíssimo peccatóri. Ego hanc actiónem óffero divíno Cordi tuo emendándam atque perficiéndam, ad laudem et glóriam sanctíssimi nóminis tui et beatíssimæ Matris tuæ, ad salútem ánimæ meæ totiúsque Ecclésiæ tu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VR" svg:font-family="'Times V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3299in" fo:margin-bottom="0.3299in" fo:margin-left="0.3299in" fo:margin-right="0.3299in" style:writing-mode="lr-tb" style:footnote-max-height="0in">
        <style:columns fo:column-count="2" fo:column-gap="0.3291in">
          <style:column style:rel-width="3722*" fo:start-indent="0in" fo:end-indent="0.1646in"/>
          <style:column style:rel-width="3723*" fo:start-indent="0.1646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Siefker</meta:initial-creator>
    <meta:creation-date>2009-12-18T18:56:55.57</meta:creation-date>
    <meta:document-statistic meta:table-count="0" meta:image-count="0" meta:object-count="0" meta:page-count="2" meta:paragraph-count="20" meta:word-count="769" meta:character-count="4130"/>
    <dc:date>2009-12-18T19:18:09.25</dc:date>
    <dc:creator>David Siefker</dc:creator>
    <meta:editing-duration>PT00H06M03S</meta:editing-duration>
    <meta:editing-cycles>1</meta:editing-cycles>
    <meta:generator>OpenOffice.org/3.1$Win32 OpenOffice.org_project/310m11$Build-9399</meta:generator>
  </office:meta>
</office:document-meta>
</file>